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0.2646in"/>
    </style:style>
    <style:style style:name="co8" style:family="table-column">
      <style:table-column-properties fo:break-before="auto" style:column-width="1.6311in"/>
    </style:style>
    <style:style style:name="co9" style:family="table-column">
      <style:table-column-properties fo:break-before="auto" style:column-width="0.3417in"/>
    </style:style>
    <style:style style:name="co10" style:family="table-column">
      <style:table-column-properties fo:break-before="auto" style:column-width="0.3528in"/>
    </style:style>
    <style:style style:name="co11" style:family="table-column">
      <style:table-column-properties fo:break-before="auto" style:column-width="0.3193in"/>
    </style:style>
    <style:style style:name="co12" style:family="table-column">
      <style:table-column-properties fo:break-before="auto" style:column-width="0.298in"/>
    </style:style>
    <style:style style:name="co13" style:family="table-column">
      <style:table-column-properties fo:break-before="auto" style:column-width="0.3634in"/>
    </style:style>
    <style:style style:name="co14" style:family="table-column">
      <style:table-column-properties fo:break-before="auto" style:column-width="1.5764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173in"/>
    </style:style>
    <style:style style:name="co18" style:family="table-column">
      <style:table-column-properties fo:break-before="auto" style:column-width="0.5508in"/>
    </style:style>
    <style:style style:name="co19" style:family="table-column">
      <style:table-column-properties fo:break-before="auto" style:column-width="0.4402in"/>
    </style:style>
    <style:style style:name="co20" style:family="table-column">
      <style:table-column-properties fo:break-before="auto" style:column-width="0.4957in"/>
    </style:style>
    <style:style style:name="co21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4854in"/>
    </style:style>
    <style:style style:name="co23" style:family="table-column">
      <style:table-column-properties fo:break-before="auto" style:column-width="0.4083in"/>
    </style:style>
    <style:style style:name="co24" style:family="table-column">
      <style:table-column-properties fo:break-before="auto" style:column-width="1.7417in"/>
    </style:style>
    <style:style style:name="co25" style:family="table-column">
      <style:table-column-properties fo:break-before="auto" style:column-width="1.1134in"/>
    </style:style>
    <style:style style:name="co26" style:family="table-column">
      <style:table-column-properties fo:break-before="auto" style:column-width="2.1866in"/>
    </style:style>
    <style:style style:name="co27" style:family="table-column">
      <style:table-column-properties fo:break-before="auto" style:column-width="1.9083in"/>
    </style:style>
    <style:style style:name="co28" style:family="table-column">
      <style:table-column-properties fo:break-before="auto" style:column-width="0.6398in"/>
    </style:style>
    <style:style style:name="co29" style:family="table-column">
      <style:table-column-properties fo:break-before="auto" style:column-width="1.0827in"/>
    </style:style>
    <style:style style:name="co30" style:family="table-column">
      <style:table-column-properties fo:break-before="auto" style:column-width="0.6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2">
          <table:table-cell table:style-name="ce2" office:value-type="string" calcext:value-type="string">
            <text:p>Diana Smith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50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9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3">
          <table:table-cell table:style-name="ce9" office:value-type="string" calcext:value-type="string">
            <text:p>Diana Smith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44" calcext:value-type="float">
            <text:p>144</text:p>
          </table:table-cell>
          <table:table-cell table:style-name="ce27" table:formula="of:=QUOTIENT(PRODUCT(SUM([.D402];-60);5);12)" office:value-type="float" office:value="35" calcext:value-type="float">
            <text:p>35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24" calcext:value-type="float">
            <text:p>24</text:p>
          </table:table-cell>
          <table:table-cell table:style-name="ce19" table:formula="of:=QUOTIENT(PRODUCT(5;SUM( [.D403];-10));2)" office:value-type="float" office:value="35" calcext:value-type="float">
            <text:p>35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29" calcext:value-type="float">
            <text:p>29</text:p>
          </table:table-cell>
          <table:table-cell table:style-name="ce19" table:formula="of:=QUOTIENT(PRODUCT(5;SUM( [.D404];-10));2)" office:value-type="float" office:value="47" calcext:value-type="float">
            <text:p>47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19" table:formula="of:=QUOTIENT(PRODUCT(5;SUM( [.D405];-10));2)" office:value-type="float" office:value="25" calcext:value-type="float">
            <text:p>25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32" calcext:value-type="float">
            <text:p>32</text:p>
          </table:table-cell>
          <table:table-cell table:style-name="ce19" table:formula="of:=QUOTIENT(PRODUCT(5;SUM( [.D406];-10));2)" office:value-type="float" office:value="55" calcext:value-type="float">
            <text:p>55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18" calcext:value-type="float">
            <text:p>18</text:p>
          </table:table-cell>
          <table:table-cell table:style-name="ce19" table:formula="of:=QUOTIENT(PRODUCT(5;SUM( [.D407];-10));2)" office:value-type="float" office:value="20" calcext:value-type="float">
            <text:p>20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21" calcext:value-type="float">
            <text:p>21</text:p>
          </table:table-cell>
          <table:table-cell table:style-name="ce19" table:formula="of:=QUOTIENT(PRODUCT(5;SUM( [.D408];-10));2)" office:value-type="float" office:value="27" calcext:value-type="float">
            <text:p>27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224" calcext:value-type="float">
            <text:p>224</text:p>
          </table:table-cell>
          <table:table-cell table:style-name="ce27" table:formula="of:=QUOTIENT(PRODUCT(SUM([.D410];-60);5);12)" office:value-type="float" office:value="68" calcext:value-type="float">
            <text:p>68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33" calcext:value-type="float">
            <text:p>33</text:p>
          </table:table-cell>
          <table:table-cell table:style-name="ce19" table:formula="of:=QUOTIENT(PRODUCT(5;SUM( [.D411];-10));2)" office:value-type="float" office:value="57" calcext:value-type="float">
            <text:p>57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34" calcext:value-type="float">
            <text:p>34</text:p>
          </table:table-cell>
          <table:table-cell table:style-name="ce19" table:formula="of:=QUOTIENT(PRODUCT(5;SUM( [.D412];-10));2)" office:value-type="float" office:value="60" calcext:value-type="float">
            <text:p>60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43" calcext:value-type="float">
            <text:p>43</text:p>
          </table:table-cell>
          <table:table-cell table:style-name="ce19" table:formula="of:=QUOTIENT(PRODUCT(5;SUM( [.D413];-10));2)" office:value-type="float" office:value="82" calcext:value-type="float">
            <text:p>82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7" calcext:value-type="float">
            <text:p>37</text:p>
          </table:table-cell>
          <table:table-cell table:style-name="ce19" table:formula="of:=QUOTIENT(PRODUCT(5;SUM( [.D414];-10));2)" office:value-type="float" office:value="67" calcext:value-type="float">
            <text:p>67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42" calcext:value-type="float">
            <text:p>42</text:p>
          </table:table-cell>
          <table:table-cell table:style-name="ce19" table:formula="of:=QUOTIENT(PRODUCT(5;SUM( [.D415];-10));2)" office:value-type="float" office:value="80" calcext:value-type="float">
            <text:p>80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35" calcext:value-type="float">
            <text:p>35</text:p>
          </table:table-cell>
          <table:table-cell table:style-name="ce19" table:formula="of:=QUOTIENT(PRODUCT(5;SUM( [.D416];-10));2)" office:value-type="float" office:value="62" calcext:value-type="float">
            <text:p>6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37" table:number-columns-spanned="2" table:number-rows-spanned="1"/>
          <table:covered-table-cell/>
          <table:table-cell table:style-name="ce27" table:formula="of:=SUM([.D419:.D424])" office:value-type="float" office:value="240" calcext:value-type="float">
            <text:p>240</text:p>
          </table:table-cell>
          <table:table-cell table:style-name="ce27" table:formula="of:=QUOTIENT(PRODUCT(SUM([.D418];-60);5);12)" office:value-type="float" office:value="75" calcext:value-type="float">
            <text:p>75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26" calcext:value-type="float">
            <text:p>26</text:p>
          </table:table-cell>
          <table:table-cell table:style-name="ce19" table:formula="of:=QUOTIENT(PRODUCT(5;SUM( [.D419];-10));2)" office:value-type="float" office:value="40" calcext:value-type="float">
            <text:p>40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7" calcext:value-type="float">
            <text:p>47</text:p>
          </table:table-cell>
          <table:table-cell table:style-name="ce19" table:formula="of:=QUOTIENT(PRODUCT(5;SUM( [.D420];-10));2)" office:value-type="float" office:value="92" calcext:value-type="float">
            <text:p>92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6" calcext:value-type="float">
            <text:p>46</text:p>
          </table:table-cell>
          <table:table-cell table:style-name="ce19" table:formula="of:=QUOTIENT(PRODUCT(5;SUM( [.D421];-10));2)" office:value-type="float" office:value="90" calcext:value-type="float">
            <text:p>9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8" calcext:value-type="float">
            <text:p>48</text:p>
          </table:table-cell>
          <table:table-cell table:style-name="ce19" table:formula="of:=QUOTIENT(PRODUCT(5;SUM( [.D422];-10));2)" office:value-type="float" office:value="95" calcext:value-type="float">
            <text:p>95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8" calcext:value-type="float">
            <text:p>48</text:p>
          </table:table-cell>
          <table:table-cell table:style-name="ce19" table:formula="of:=QUOTIENT(PRODUCT(5;SUM( [.D423];-10));2)" office:value-type="float" office:value="95" calcext:value-type="float">
            <text:p>95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25" calcext:value-type="float">
            <text:p>25</text:p>
          </table:table-cell>
          <table:table-cell table:style-name="ce19" table:formula="of:=QUOTIENT(PRODUCT(5;SUM( [.D424];-10));2)" office:value-type="float" office:value="37" calcext:value-type="float">
            <text:p>37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195" calcext:value-type="float">
            <text:p>195</text:p>
          </table:table-cell>
          <table:table-cell table:style-name="ce27" table:formula="of:=QUOTIENT(PRODUCT(SUM([.D426];-60);5);12)" office:value-type="float" office:value="56" calcext:value-type="float">
            <text:p>56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19" table:formula="of:=QUOTIENT(PRODUCT(5;SUM( [.D427];-10));2)" office:value-type="float" office:value="77" calcext:value-type="float">
            <text:p>77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9" calcext:value-type="float">
            <text:p>39</text:p>
          </table:table-cell>
          <table:table-cell table:style-name="ce19" table:formula="of:=QUOTIENT(PRODUCT(5;SUM( [.D428];-10));2)" office:value-type="float" office:value="72" calcext:value-type="float">
            <text:p>72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21" calcext:value-type="float">
            <text:p>21</text:p>
          </table:table-cell>
          <table:table-cell table:style-name="ce19" table:formula="of:=QUOTIENT(PRODUCT(5;SUM( [.D429];-10));2)" office:value-type="float" office:value="27" calcext:value-type="float">
            <text:p>27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39" calcext:value-type="float">
            <text:p>39</text:p>
          </table:table-cell>
          <table:table-cell table:style-name="ce19" table:formula="of:=QUOTIENT(PRODUCT(5;SUM( [.D430];-10));2)" office:value-type="float" office:value="72" calcext:value-type="float">
            <text:p>72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24" calcext:value-type="float">
            <text:p>24</text:p>
          </table:table-cell>
          <table:table-cell table:style-name="ce19" table:formula="of:=QUOTIENT(PRODUCT(5;SUM( [.D431];-10));2)" office:value-type="float" office:value="35" calcext:value-type="float">
            <text:p>35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31" calcext:value-type="float">
            <text:p>31</text:p>
          </table:table-cell>
          <table:table-cell table:style-name="ce19" table:formula="of:=QUOTIENT(PRODUCT(5;SUM( [.D432];-10));2)" office:value-type="float" office:value="52" calcext:value-type="float">
            <text:p>52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37" table:number-columns-spanned="2" table:number-rows-spanned="1"/>
          <table:covered-table-cell/>
          <table:table-cell table:style-name="ce27" table:formula="of:=SUM([.D435:.D440])" office:value-type="float" office:value="276" calcext:value-type="float">
            <text:p>276</text:p>
          </table:table-cell>
          <table:table-cell table:style-name="ce27" table:formula="of:=QUOTIENT(PRODUCT(SUM([.D434];-60);5);12)" office:value-type="float" office:value="90" calcext:value-type="float">
            <text:p>90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50" calcext:value-type="float">
            <text:p>50</text:p>
          </table:table-cell>
          <table:table-cell table:style-name="ce19" table:formula="of:=QUOTIENT(PRODUCT(5;SUM( [.D435];-10));2)" office:value-type="float" office:value="100" calcext:value-type="float">
            <text:p>100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44" calcext:value-type="float">
            <text:p>44</text:p>
          </table:table-cell>
          <table:table-cell table:style-name="ce19" table:formula="of:=QUOTIENT(PRODUCT(5;SUM( [.D436];-10));2)" office:value-type="float" office:value="85" calcext:value-type="float">
            <text:p>85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44" calcext:value-type="float">
            <text:p>44</text:p>
          </table:table-cell>
          <table:table-cell table:style-name="ce19" table:formula="of:=QUOTIENT(PRODUCT(5;SUM( [.D437];-10));2)" office:value-type="float" office:value="85" calcext:value-type="float">
            <text:p>8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44" calcext:value-type="float">
            <text:p>44</text:p>
          </table:table-cell>
          <table:table-cell table:style-name="ce19" table:formula="of:=QUOTIENT(PRODUCT(5;SUM( [.D438];-10));2)" office:value-type="float" office:value="85" calcext:value-type="float">
            <text:p>85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5" calcext:value-type="float">
            <text:p>45</text:p>
          </table:table-cell>
          <table:table-cell table:style-name="ce19" table:formula="of:=QUOTIENT(PRODUCT(5;SUM( [.D439];-10));2)" office:value-type="float" office:value="87" calcext:value-type="float">
            <text:p>87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9" calcext:value-type="float">
            <text:p>49</text:p>
          </table:table-cell>
          <table:table-cell table:style-name="ce19" table:formula="of:=QUOTIENT(PRODUCT(5;SUM( [.D440];-10));2)" office:value-type="float" office:value="97" calcext:value-type="float">
            <text:p>9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ore Values for .csv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0" table:default-cell-style-name="Default"/>
        <table:table-column table:style-name="co25" table:number-columns-repeated="39" table:default-cell-style-name="Default"/>
        <table:table-row table:style-name="ro1">
          <table:table-cell table:style-name="ce31" office:value-type="string" calcext:value-type="string">
            <text:p>Diana Smith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Very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string" calcext:value-type="string">
            <text:p>Very High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63"/>
        </table:table-row>
        <table:table-row table:style-name="ro1" table:number-rows-repeated="956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3:15:03.117145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5T13:16:13.012393253</dc:date>
    <meta:editing-duration>PT1M11S</meta:editing-duration>
    <meta:editing-cycles>1</meta:editing-cycles>
    <meta:document-statistic meta:table-count="2" meta:cell-count="3987" meta:object-count="0"/>
  </office:meta>
</office:document-meta>
</file>